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Import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rgetImportHandl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rgetImportHandler.startNamespaceContext( Map 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getImportHandler.TargetImportHandler( Importer im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ImportHandler.end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